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45pt"/>
    </style:style>
    <style:style style:name="co2" style:family="table-column">
      <style:table-column-properties fo:break-before="auto" style:column-width="152.45pt"/>
    </style:style>
    <style:style style:name="co3" style:family="table-column">
      <style:table-column-properties fo:break-before="auto" style:column-width="50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pt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</style:style>
    <style:style style:name="ce14" style:family="table-cell" style:parent-style-name="Default">
      <style:table-cell-properties style:diagonal-bl-tr="none" style:diagonal-tl-br="none" fo:border="0.06pt solid #000000" style:rotation-align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4" table:number-columns-repeated="1020" table:default-cell-style-name="Default"/>
        <table:table-row table:style-name="ro1">
          <table:table-cell table:style-name="ce6" office:value-type="string" calcext:value-type="string">
            <text:p>Leader</text:p>
          </table:table-cell>
          <table:table-cell table:style-name="ce8" office:value-type="string" calcext:value-type="string">
            <text:p>People</text:p>
          </table:table-cell>
          <table:table-cell table:style-name="ce8" office:value-type="string" calcext:value-type="string">
            <text:p>Group Name</text:p>
          </table:table-cell>
          <table:table-cell table:style-name="ce6" office:value-type="string" calcext:value-type="string">
            <text:p>Size (ft2)</text:p>
          </table:table-cell>
          <table:table-cell table:style-name="ce6" table:number-columns-repeated="1020"/>
        </table:table-row>
        <table:table-row table:style-name="ro1">
          <table:table-cell table:style-name="ce7" office:value-type="string" calcext:value-type="string">
            <text:p>AlBe</text:p>
          </table:table-cell>
          <table:table-cell table:style-name="ce9" office:value-type="float" office:value="122" calcext:value-type="float">
            <text:p>122</text:p>
          </table:table-cell>
          <table:table-cell table:style-name="ce14" office:value-type="string" calcext:value-type="string">
            <text:p>Camp Magic Conch</text:p>
          </table:table-cell>
          <table:table-cell table:style-name="ce17" table:formula="of:=[.B2]*128" office:value-type="float" office:value="15616" calcext:value-type="float">
            <text:p>156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aEd</text:p>
          </table:table-cell>
          <table:table-cell table:style-name="ce9" office:value-type="float" office:value="115" calcext:value-type="float">
            <text:p>115</text:p>
          </table:table-cell>
          <table:table-cell table:style-name="ce14" office:value-type="string" calcext:value-type="string">
            <text:p>Camp Domeville</text:p>
          </table:table-cell>
          <table:table-cell table:style-name="ce17" table:formula="of:=[.B3]*128" office:value-type="float" office:value="14720" calcext:value-type="float">
            <text:p>1472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eJo</text:p>
          </table:table-cell>
          <table:table-cell table:style-name="ce9" office:value-type="float" office:value="103" calcext:value-type="float">
            <text:p>103</text:p>
          </table:table-cell>
          <table:table-cell table:style-name="ce14" office:value-type="string" calcext:value-type="string">
            <text:p>Cool Socks Only</text:p>
          </table:table-cell>
          <table:table-cell table:style-name="ce17" table:formula="of:=[.B4]*128" office:value-type="float" office:value="13184" calcext:value-type="float">
            <text:p>1318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eMe</text:p>
          </table:table-cell>
          <table:table-cell table:style-name="ce9" office:value-type="float" office:value="98" calcext:value-type="float">
            <text:p>98</text:p>
          </table:table-cell>
          <table:table-cell table:style-name="ce14" office:value-type="string" calcext:value-type="string">
            <text:p>FACEMELT FAM</text:p>
          </table:table-cell>
          <table:table-cell table:style-name="ce17" table:formula="of:=[.B5]*128" office:value-type="float" office:value="12544" calcext:value-type="float">
            <text:p>1254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eLe</text:p>
          </table:table-cell>
          <table:table-cell table:style-name="ce9" office:value-type="float" office:value="81" calcext:value-type="float">
            <text:p>81</text:p>
          </table:table-cell>
          <table:table-cell table:style-name="ce14" office:value-type="string" calcext:value-type="string">
            <text:p>High Voltage</text:p>
          </table:table-cell>
          <table:table-cell table:style-name="ce17" table:formula="of:=[.B6]*128" office:value-type="float" office:value="10368" calcext:value-type="float">
            <text:p>1036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FeHa</text:p>
          </table:table-cell>
          <table:table-cell table:style-name="ce9" office:value-type="float" office:value="75" calcext:value-type="float">
            <text:p>75</text:p>
          </table:table-cell>
          <table:table-cell table:style-name="ce14" office:value-type="string" calcext:value-type="string">
            <text:p>Interfestival BassStation</text:p>
          </table:table-cell>
          <table:table-cell table:style-name="ce17" table:formula="of:=[.B7]*128"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eEl</text:p>
          </table:table-cell>
          <table:table-cell table:style-name="ce9" office:value-type="float" office:value="71" calcext:value-type="float">
            <text:p>71</text:p>
          </table:table-cell>
          <table:table-cell table:style-name="ce14" office:value-type="string" calcext:value-type="string">
            <text:p>Big Booty Bungalow</text:p>
          </table:table-cell>
          <table:table-cell table:style-name="ce17" table:formula="of:=[.B8]*128" office:value-type="float" office:value="9088" calcext:value-type="float">
            <text:p>908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Kr</text:p>
          </table:table-cell>
          <table:table-cell table:style-name="ce9" office:value-type="float" office:value="69" calcext:value-type="float">
            <text:p>69</text:p>
          </table:table-cell>
          <table:table-cell table:style-name="ce14" office:value-type="string" calcext:value-type="string">
            <text:p>F*** you I'm a wizard</text:p>
          </table:table-cell>
          <table:table-cell table:style-name="ce17" table:formula="of:=[.B9]*128" office:value-type="float" office:value="8832" calcext:value-type="float">
            <text:p>883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aGo</text:p>
          </table:table-cell>
          <table:table-cell table:style-name="ce9" office:value-type="float" office:value="63" calcext:value-type="float">
            <text:p>63</text:p>
          </table:table-cell>
          <table:table-cell table:style-name="ce14" office:value-type="string" calcext:value-type="string">
            <text:p>Children of the Wild</text:p>
          </table:table-cell>
          <table:table-cell table:style-name="ce17" table:formula="of:=[.B10]*128" office:value-type="float" office:value="8064" calcext:value-type="float">
            <text:p>806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Li</text:p>
          </table:table-cell>
          <table:table-cell table:style-name="ce9" office:value-type="float" office:value="63" calcext:value-type="float">
            <text:p>63</text:p>
          </table:table-cell>
          <table:table-cell table:style-name="ce14" office:value-type="string" calcext:value-type="string">
            <text:p>The Nest</text:p>
          </table:table-cell>
          <table:table-cell table:style-name="ce17" table:formula="of:=[.B11]*128" office:value-type="float" office:value="8064" calcext:value-type="float">
            <text:p>806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oPr</text:p>
          </table:table-cell>
          <table:table-cell table:style-name="ce9" office:value-type="float" office:value="60" calcext:value-type="float">
            <text:p>60</text:p>
          </table:table-cell>
          <table:table-cell table:style-name="ce14" office:value-type="string" calcext:value-type="string">
            <text:p>Camp O'Pizza</text:p>
          </table:table-cell>
          <table:table-cell table:style-name="ce17" table:formula="of:=[.B12]*128" office:value-type="float" office:value="7680" calcext:value-type="float">
            <text:p>768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oPo</text:p>
          </table:table-cell>
          <table:table-cell table:style-name="ce9" office:value-type="float" office:value="60" calcext:value-type="float">
            <text:p>60</text:p>
          </table:table-cell>
          <table:table-cell table:style-name="ce14" office:value-type="string" calcext:value-type="string">
            <text:p>Flamin' Hots</text:p>
          </table:table-cell>
          <table:table-cell table:style-name="ce17" table:formula="of:=[.B13]*128" office:value-type="float" office:value="7680" calcext:value-type="float">
            <text:p>768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eC</text:p>
          </table:table-cell>
          <table:table-cell table:style-name="ce9" office:value-type="float" office:value="58" calcext:value-type="float">
            <text:p>58</text:p>
          </table:table-cell>
          <table:table-cell table:style-name="ce14" office:value-type="string" calcext:value-type="string">
            <text:p>CAMP SEND ITTTT</text:p>
          </table:table-cell>
          <table:table-cell table:style-name="ce17" table:formula="of:=[.B14]*128" office:value-type="float" office:value="7424" calcext:value-type="float">
            <text:p>742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eBu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string" calcext:value-type="string">
            <text:p>BeastCoast</text:p>
          </table:table-cell>
          <table:table-cell table:style-name="ce17" table:formula="of:=[.B15]*128" office:value-type="float" office:value="6784" calcext:value-type="float">
            <text:p>678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MC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string" calcext:value-type="string">
            <text:p>Tree Critters and Bass Kittens ft. The Goofy Boofers b2b The Popular Slut Club</text:p>
          </table:table-cell>
          <table:table-cell table:style-name="ce17" table:formula="of:=[.B16]*128" office:value-type="float" office:value="6656" calcext:value-type="float">
            <text:p>665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Ch</text:p>
          </table:table-cell>
          <table:table-cell table:style-name="ce9" office:value-type="float" office:value="51" calcext:value-type="float">
            <text:p>51</text:p>
          </table:table-cell>
          <table:table-cell table:style-name="ce14" office:value-type="string" calcext:value-type="string">
            <text:p>Fox dog Squad</text:p>
          </table:table-cell>
          <table:table-cell table:style-name="ce17" table:formula="of:=[.B17]*128" office:value-type="float" office:value="6528" calcext:value-type="float">
            <text:p>65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rMa</text:p>
          </table:table-cell>
          <table:table-cell table:style-name="ce9" office:value-type="float" office:value="51" calcext:value-type="float">
            <text:p>51</text:p>
          </table:table-cell>
          <table:table-cell table:style-name="ce14" office:value-type="string" calcext:value-type="string">
            <text:p>Camping Ousside Howbowdah</text:p>
          </table:table-cell>
          <table:table-cell table:style-name="ce17" table:formula="of:=[.B18]*128" office:value-type="float" office:value="6528" calcext:value-type="float">
            <text:p>65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aGr</text:p>
          </table:table-cell>
          <table:table-cell table:style-name="ce9" office:value-type="float" office:value="50" calcext:value-type="float">
            <text:p>50</text:p>
          </table:table-cell>
          <table:table-cell table:style-name="ce14" office:value-type="string" calcext:value-type="string">
            <text:p>Christina 4 President</text:p>
          </table:table-cell>
          <table:table-cell table:style-name="ce17" table:formula="of:=[.B19]*128" office:value-type="float" office:value="6400" calcext:value-type="float">
            <text:p>64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Ka</text:p>
          </table:table-cell>
          <table:table-cell table:style-name="ce9" office:value-type="float" office:value="50" calcext:value-type="float">
            <text:p>50</text:p>
          </table:table-cell>
          <table:table-cell table:style-name="ce14" office:value-type="string" calcext:value-type="string">
            <text:p>La La Land</text:p>
          </table:table-cell>
          <table:table-cell table:style-name="ce17" table:formula="of:=[.B20]*128" office:value-type="float" office:value="6400" calcext:value-type="float">
            <text:p>64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ePe</text:p>
          </table:table-cell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Kitty City</text:p>
          </table:table-cell>
          <table:table-cell table:style-name="ce17" table:formula="of:=[.B21]*128" office:value-type="float" office:value="6272" calcext:value-type="float">
            <text:p>627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rSc</text:p>
          </table:table-cell>
          <table:table-cell table:style-name="ce9" office:value-type="float" office:value="47" calcext:value-type="float">
            <text:p>47</text:p>
          </table:table-cell>
          <table:table-cell table:style-name="ce14" office:value-type="string" calcext:value-type="string">
            <text:p>BURT STURF</text:p>
          </table:table-cell>
          <table:table-cell table:style-name="ce17" table:formula="of:=[.B22]*128" office:value-type="float" office:value="6016" calcext:value-type="float">
            <text:p>60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dDi</text:p>
          </table:table-cell>
          <table:table-cell table:style-name="ce9" office:value-type="float" office:value="46" calcext:value-type="float">
            <text:p>46</text:p>
          </table:table-cell>
          <table:table-cell table:style-name="ce14" office:value-type="string" calcext:value-type="string">
            <text:p>Titty Sprinkles</text:p>
          </table:table-cell>
          <table:table-cell table:style-name="ce17" table:formula="of:=[.B23]*128" office:value-type="float" office:value="5888" calcext:value-type="float">
            <text:p>588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Se</text:p>
          </table:table-cell>
          <table:table-cell table:style-name="ce9" office:value-type="float" office:value="46" calcext:value-type="float">
            <text:p>46</text:p>
          </table:table-cell>
          <table:table-cell table:style-name="ce14" office:value-type="string" calcext:value-type="string">
            <text:p>CAMP TRASH PANDA</text:p>
          </table:table-cell>
          <table:table-cell table:style-name="ce17" table:formula="of:=[.B24]*128" office:value-type="float" office:value="5888" calcext:value-type="float">
            <text:p>588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Do</text:p>
          </table:table-cell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Zoo Crew</text:p>
          </table:table-cell>
          <table:table-cell table:style-name="ce17" table:formula="of:=[.B25]*128" office:value-type="float" office:value="5760" calcext:value-type="float">
            <text:p>57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oJo</text:p>
          </table:table-cell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Camp Yip Yip</text:p>
          </table:table-cell>
          <table:table-cell table:style-name="ce17" table:formula="of:=[.B26]*128" office:value-type="float" office:value="5760" calcext:value-type="float">
            <text:p>57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nMa</text:p>
          </table:table-cell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CAMP KIND NEIGHBORS</text:p>
          </table:table-cell>
          <table:table-cell table:style-name="ce17" table:formula="of:=[.B27]*128" office:value-type="float" office:value="5632" calcext:value-type="float">
            <text:p>563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uDi</text:p>
          </table:table-cell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Dustin Dispenza</text:p>
          </table:table-cell>
          <table:table-cell table:style-name="ce17" table:formula="of:=[.B28]*128" office:value-type="float" office:value="5632" calcext:value-type="float">
            <text:p>563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aJo</text:p>
          </table:table-cell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Camp Ratchet</text:p>
          </table:table-cell>
          <table:table-cell table:style-name="ce17" table:formula="of:=[.B29]*128" office:value-type="float" office:value="5504" calcext:value-type="float">
            <text:p>550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rMe</text:p>
          </table:table-cell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oo Many Wooks</text:p>
          </table:table-cell>
          <table:table-cell table:style-name="ce17" table:formula="of:=[.B30]*128" office:value-type="float" office:value="5504" calcext:value-type="float">
            <text:p>550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aCo</text:p>
          </table:table-cell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Camp Koala</text:p>
          </table:table-cell>
          <table:table-cell table:style-name="ce17" table:formula="of:=[.B31]*128" office:value-type="float" office:value="5504" calcext:value-type="float">
            <text:p>550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rCa</text:p>
          </table:table-cell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Dirty Flower Children</text:p>
          </table:table-cell>
          <table:table-cell table:style-name="ce17" table:formula="of:=[.B32]*128" office:value-type="float" office:value="5376" calcext:value-type="float">
            <text:p>537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eTr</text:p>
          </table:table-cell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Camp Hype Train</text:p>
          </table:table-cell>
          <table:table-cell table:style-name="ce17" table:formula="of:=[.B33]*128" office:value-type="float" office:value="5376" calcext:value-type="float">
            <text:p>537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Sp</text:p>
          </table:table-cell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.O.E.</text:p>
          </table:table-cell>
          <table:table-cell table:style-name="ce17" table:formula="of:=[.B34]*128" office:value-type="float" office:value="5376" calcext:value-type="float">
            <text:p>537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aMa</text:p>
          </table:table-cell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Have You Seen My Kats</text:p>
          </table:table-cell>
          <table:table-cell table:style-name="ce17" table:formula="of:=[.B35]*128" office:value-type="float" office:value="5248" calcext:value-type="float">
            <text:p>524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eAl</text:p>
          </table:table-cell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Spudions</text:p>
          </table:table-cell>
          <table:table-cell table:style-name="ce17" table:formula="of:=[.B36]*128" office:value-type="float" office:value="5248" calcext:value-type="float">
            <text:p>524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iBe</text:p>
          </table:table-cell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he Yinzers</text:p>
          </table:table-cell>
          <table:table-cell table:style-name="ce17" table:formula="of:=[.B37]*128" office:value-type="float" office:value="5248" calcext:value-type="float">
            <text:p>524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Be</text:p>
          </table:table-cell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86Wh0ah</text:p>
          </table:table-cell>
          <table:table-cell table:style-name="ce17" table:formula="of:=[.B38]*128" office:value-type="float" office:value="5120" calcext:value-type="float">
            <text:p>512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nKi</text:p>
          </table:table-cell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Slap and Tickle</text:p>
          </table:table-cell>
          <table:table-cell table:style-name="ce17" table:formula="of:=[.B39]*128" office:value-type="float" office:value="4992" calcext:value-type="float">
            <text:p>499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hSi</text:p>
          </table:table-cell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WAKANDA 4EVA</text:p>
          </table:table-cell>
          <table:table-cell table:style-name="ce17" table:formula="of:=[.B40]*128" office:value-type="float" office:value="4992" calcext:value-type="float">
            <text:p>499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Ki</text:p>
          </table:table-cell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Swamp Squad</text:p>
          </table:table-cell>
          <table:table-cell table:style-name="ce17" table:formula="of:=[.B41]*128" office:value-type="float" office:value="4992" calcext:value-type="float">
            <text:p>499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yJo</text:p>
          </table:table-cell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he Bass Rats</text:p>
          </table:table-cell>
          <table:table-cell table:style-name="ce17" table:formula="of:=[.B42]*128" office:value-type="float" office:value="4864" calcext:value-type="float">
            <text:p>486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N</text:p>
          </table:table-cell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Gangsta’s Paradise</text:p>
          </table:table-cell>
          <table:table-cell table:style-name="ce17" table:formula="of:=[.B43]*128" office:value-type="float" office:value="4864" calcext:value-type="float">
            <text:p>486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yEr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Dude, Where's My Cat?</text:p>
          </table:table-cell>
          <table:table-cell table:style-name="ce17" table:formula="of:=[.B44]*128" office:value-type="float" office:value="4736" calcext:value-type="float">
            <text:p>473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He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Smokealotapotmus</text:p>
          </table:table-cell>
          <table:table-cell table:style-name="ce17" table:formula="of:=[.B45]*128" office:value-type="float" office:value="4736" calcext:value-type="float">
            <text:p>473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Bl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Council Of Ricks</text:p>
          </table:table-cell>
          <table:table-cell table:style-name="ce17" table:formula="of:=[.B46]*128" office:value-type="float" office:value="4736" calcext:value-type="float">
            <text:p>473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Sc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Camp Milk</text:p>
          </table:table-cell>
          <table:table-cell table:style-name="ce17" table:formula="of:=[.B47]*128" office:value-type="float" office:value="4736" calcext:value-type="float">
            <text:p>473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aLe</text:p>
          </table:table-cell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Jason Learst</text:p>
          </table:table-cell>
          <table:table-cell table:style-name="ce17" table:formula="of:=[.B48]*128" office:value-type="float" office:value="4608" calcext:value-type="float">
            <text:p>460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iDo</text:p>
          </table:table-cell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High rule</text:p>
          </table:table-cell>
          <table:table-cell table:style-name="ce17" table:formula="of:=[.B49]*128" office:value-type="float" office:value="4608" calcext:value-type="float">
            <text:p>460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yPi</text:p>
          </table:table-cell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eam Turnip</text:p>
          </table:table-cell>
          <table:table-cell table:style-name="ce17" table:formula="of:=[.B50]*128" office:value-type="float" office:value="4608" calcext:value-type="float">
            <text:p>460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Bu</text:p>
          </table:table-cell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Ruff Buff</text:p>
          </table:table-cell>
          <table:table-cell table:style-name="ce17" table:formula="of:=[.B51]*128" office:value-type="float" office:value="4608" calcext:value-type="float">
            <text:p>460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oKo</text:p>
          </table:table-cell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Drugs n' Hugs</text:p>
          </table:table-cell>
          <table:table-cell table:style-name="ce17" table:formula="of:=[.B52]*128" office:value-type="float" office:value="4480" calcext:value-type="float">
            <text:p>448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iRa</text:p>
          </table:table-cell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The Tab Lab</text:p>
          </table:table-cell>
          <table:table-cell table:style-name="ce17" table:formula="of:=[.B53]*128" office:value-type="float" office:value="4480" calcext:value-type="float">
            <text:p>448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YoLo</text:p>
          </table:table-cell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WOOGITY</text:p>
          </table:table-cell>
          <table:table-cell table:style-name="ce17" table:formula="of:=[.B54]*128" office:value-type="float" office:value="4480" calcext:value-type="float">
            <text:p>448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Ho</text:p>
          </table:table-cell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Doses And Mimosas</text:p>
          </table:table-cell>
          <table:table-cell table:style-name="ce17" table:formula="of:=[.B55]*128" office:value-type="float" office:value="4352" calcext:value-type="float">
            <text:p>435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Gu</text:p>
          </table:table-cell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Your New Best Friends</text:p>
          </table:table-cell>
          <table:table-cell table:style-name="ce17" table:formula="of:=[.B56]*128" office:value-type="float" office:value="4352" calcext:value-type="float">
            <text:p>435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iGa</text:p>
          </table:table-cell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uddle Puddle</text:p>
          </table:table-cell>
          <table:table-cell table:style-name="ce17" table:formula="of:=[.B57]*128" office:value-type="float" office:value="4352" calcext:value-type="float">
            <text:p>435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IaMu</text:p>
          </table:table-cell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The Forest Dwellers</text:p>
          </table:table-cell>
          <table:table-cell table:style-name="ce17" table:formula="of:=[.B58]*128" office:value-type="float" office:value="4352" calcext:value-type="float">
            <text:p>435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Wr</text:p>
          </table:table-cell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Exponential Growth</text:p>
          </table:table-cell>
          <table:table-cell table:style-name="ce17" table:formula="of:=[.B59]*128" office:value-type="float" office:value="4224" calcext:value-type="float">
            <text:p>422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rMe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Good Wook Hunting</text:p>
          </table:table-cell>
          <table:table-cell table:style-name="ce17" table:formula="of:=[.B60]*128" office:value-type="float" office:value="4096" calcext:value-type="float">
            <text:p>409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iAn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Camp Lost In the Sauce</text:p>
          </table:table-cell>
          <table:table-cell table:style-name="ce17" table:formula="of:=[.B61]*128" office:value-type="float" office:value="4096" calcext:value-type="float">
            <text:p>409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Le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PASTY PARTY</text:p>
          </table:table-cell>
          <table:table-cell table:style-name="ce17" table:formula="of:=[.B62]*128" office:value-type="float" office:value="4096" calcext:value-type="float">
            <text:p>409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cKe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Camp Weird</text:p>
          </table:table-cell>
          <table:table-cell table:style-name="ce17" table:formula="of:=[.B63]*128" office:value-type="float" office:value="4096" calcext:value-type="float">
            <text:p>409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Pe</text:p>
          </table:table-cell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Blue Noodle Funktopus</text:p>
          </table:table-cell>
          <table:table-cell table:style-name="ce17" table:formula="of:=[.B64]*128" office:value-type="float" office:value="3968" calcext:value-type="float">
            <text:p>396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aRa</text:p>
          </table:table-cell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Greeley sqwaaad</text:p>
          </table:table-cell>
          <table:table-cell table:style-name="ce17" table:formula="of:=[.B65]*128" office:value-type="float" office:value="3968" calcext:value-type="float">
            <text:p>396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eSc</text:p>
          </table:table-cell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Geek'd Squad</text:p>
          </table:table-cell>
          <table:table-cell table:style-name="ce17" table:formula="of:=[.B66]*128" office:value-type="float" office:value="3968" calcext:value-type="float">
            <text:p>396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iSl</text:p>
          </table:table-cell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Forest Famcy</text:p>
          </table:table-cell>
          <table:table-cell table:style-name="ce17" table:formula="of:=[.B67]*128" office:value-type="float" office:value="3968" calcext:value-type="float">
            <text:p>396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da</text:p>
          </table:table-cell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PINEAPPLE GANG</text:p>
          </table:table-cell>
          <table:table-cell table:style-name="ce17" table:formula="of:=[.B68]*128" office:value-type="float" office:value="3968" calcext:value-type="float">
            <text:p>396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rBi</text:p>
          </table:table-cell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Camp Feel My Face</text:p>
          </table:table-cell>
          <table:table-cell table:style-name="ce17" table:formula="of:=[.B69]*128" office:value-type="float" office:value="3840" calcext:value-type="float">
            <text:p>384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aCa</text:p>
          </table:table-cell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Au Jus</text:p>
          </table:table-cell>
          <table:table-cell table:style-name="ce17" table:formula="of:=[.B70]*128" office:value-type="float" office:value="3840" calcext:value-type="float">
            <text:p>384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oCa</text:p>
          </table:table-cell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All Good Records Family</text:p>
          </table:table-cell>
          <table:table-cell table:style-name="ce17" table:formula="of:=[.B71]*128" office:value-type="float" office:value="3840" calcext:value-type="float">
            <text:p>384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aEl</text:p>
          </table:table-cell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CAMP SCHWIFTY</text:p>
          </table:table-cell>
          <table:table-cell table:style-name="ce17" table:formula="of:=[.B72]*128" office:value-type="float" office:value="3840" calcext:value-type="float">
            <text:p>384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Ma</text:p>
          </table:table-cell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Yellow Fellows</text:p>
          </table:table-cell>
          <table:table-cell table:style-name="ce17" table:formula="of:=[.B73]*128" office:value-type="float" office:value="3840" calcext:value-type="float">
            <text:p>384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oSi</text:p>
          </table:table-cell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Marvins Martians</text:p>
          </table:table-cell>
          <table:table-cell table:style-name="ce17" table:formula="of:=[.B74]*128" office:value-type="float" office:value="3840" calcext:value-type="float">
            <text:p>384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Al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Marian’s Number One Phan</text:p>
          </table:table-cell>
          <table:table-cell table:style-name="ce17" table:formula="of:=[.B75]*128" office:value-type="float" office:value="3712" calcext:value-type="float">
            <text:p>371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Ki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Camp Vibes</text:p>
          </table:table-cell>
          <table:table-cell table:style-name="ce17" table:formula="of:=[.B76]*128" office:value-type="float" office:value="3712" calcext:value-type="float">
            <text:p>371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Sa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Buffalo Fest Fam</text:p>
          </table:table-cell>
          <table:table-cell table:style-name="ce17" table:formula="of:=[.B77]*128" office:value-type="float" office:value="3712" calcext:value-type="float">
            <text:p>371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oSe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Electric Bugaloo</text:p>
          </table:table-cell>
          <table:table-cell table:style-name="ce17" table:formula="of:=[.B78]*128" office:value-type="float" office:value="3712" calcext:value-type="float">
            <text:p>371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Ur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Woke Wook Womp Swamp Stomp</text:p>
          </table:table-cell>
          <table:table-cell table:style-name="ce17" table:formula="of:=[.B79]*128" office:value-type="float" office:value="3712" calcext:value-type="float">
            <text:p>371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cVa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Growner and Sexier</text:p>
          </table:table-cell>
          <table:table-cell table:style-name="ce17" table:formula="of:=[.B80]*128" office:value-type="float" office:value="3712" calcext:value-type="float">
            <text:p>371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Hi</text:p>
          </table:table-cell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amp Chuck</text:p>
          </table:table-cell>
          <table:table-cell table:style-name="ce17" table:formula="of:=[.B81]*128" office:value-type="float" office:value="3584" calcext:value-type="float">
            <text:p>358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aMc</text:p>
          </table:table-cell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The Cosmic Web</text:p>
          </table:table-cell>
          <table:table-cell table:style-name="ce17" table:formula="of:=[.B82]*128" office:value-type="float" office:value="3584" calcext:value-type="float">
            <text:p>358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aHa</text:p>
          </table:table-cell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Freaky Booty Abode</text:p>
          </table:table-cell>
          <table:table-cell table:style-name="ce17" table:formula="of:=[.B83]*128" office:value-type="float" office:value="3584" calcext:value-type="float">
            <text:p>358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oAr</text:p>
          </table:table-cell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amp Split the Tits</text:p>
          </table:table-cell>
          <table:table-cell table:style-name="ce17" table:formula="of:=[.B84]*128" office:value-type="float" office:value="3584" calcext:value-type="float">
            <text:p>358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St</text:p>
          </table:table-cell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amp C-137</text:p>
          </table:table-cell>
          <table:table-cell table:style-name="ce17" table:formula="of:=[.B85]*128" office:value-type="float" office:value="3584" calcext:value-type="float">
            <text:p>358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aSc</text:p>
          </table:table-cell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Daddyland</text:p>
          </table:table-cell>
          <table:table-cell table:style-name="ce17" table:formula="of:=[.B86]*128" office:value-type="float" office:value="3456" calcext:value-type="float">
            <text:p>345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aNg</text:p>
          </table:table-cell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Error 404: Camp Not Found</text:p>
          </table:table-cell>
          <table:table-cell table:style-name="ce17" table:formula="of:=[.B87]*128" office:value-type="float" office:value="3456" calcext:value-type="float">
            <text:p>345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Se</text:p>
          </table:table-cell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tikki tikki tembo-no sa rembo</text:p>
          </table:table-cell>
          <table:table-cell table:style-name="ce17" table:formula="of:=[.B88]*128" office:value-type="float" office:value="3456" calcext:value-type="float">
            <text:p>345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aBu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Oklahomies</text:p>
          </table:table-cell>
          <table:table-cell table:style-name="ce17" table:formula="of:=[.B89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eNo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THOTS IN SOCKS</text:p>
          </table:table-cell>
          <table:table-cell table:style-name="ce17" table:formula="of:=[.B90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aWi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Esscampitt</text:p>
          </table:table-cell>
          <table:table-cell table:style-name="ce17" table:formula="of:=[.B91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Ha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The Wooters</text:p>
          </table:table-cell>
          <table:table-cell table:style-name="ce17" table:formula="of:=[.B92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iLi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Mount Wannahockaloogie</text:p>
          </table:table-cell>
          <table:table-cell table:style-name="ce17" table:formula="of:=[.B93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Ho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She is Her</text:p>
          </table:table-cell>
          <table:table-cell table:style-name="ce17" table:formula="of:=[.B94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eTh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Camp Best Buds</text:p>
          </table:table-cell>
          <table:table-cell table:style-name="ce17" table:formula="of:=[.B95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Se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Finger Gun Crew</text:p>
          </table:table-cell>
          <table:table-cell table:style-name="ce17" table:formula="of:=[.B96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tNi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Camp Mah Lee Wine</text:p>
          </table:table-cell>
          <table:table-cell table:style-name="ce17" table:formula="of:=[.B97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Sy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Doesn’t matter</text:p>
          </table:table-cell>
          <table:table-cell table:style-name="ce17" table:formula="of:=[.B98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Fa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We Tell Out of State People We're From Detroit but We All Live in the Suburbs</text:p>
          </table:table-cell>
          <table:table-cell table:style-name="ce17" table:formula="of:=[.B99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Ch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F everyone that isn’t us</text:p>
          </table:table-cell>
          <table:table-cell table:style-name="ce17" table:formula="of:=[.B100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aSt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PLURadise</text:p>
          </table:table-cell>
          <table:table-cell table:style-name="ce17" table:formula="of:=[.B101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eSn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Camp Rabbit Hole</text:p>
          </table:table-cell>
          <table:table-cell table:style-name="ce17" table:formula="of:=[.B102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ePa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Fest Pass Fam Fam</text:p>
          </table:table-cell>
          <table:table-cell table:style-name="ce17" table:formula="of:=[.B103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Ng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Cool kids</text:p>
          </table:table-cell>
          <table:table-cell table:style-name="ce17" table:formula="of:=[.B104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iSt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The Shire</text:p>
          </table:table-cell>
          <table:table-cell table:style-name="ce17" table:formula="of:=[.B105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iCo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Freestyle Groove Gang</text:p>
          </table:table-cell>
          <table:table-cell table:style-name="ce17" table:formula="of:=[.B106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mCa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Baked Potatoes</text:p>
          </table:table-cell>
          <table:table-cell table:style-name="ce17" table:formula="of:=[.B107]*128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nMi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amp Sup Sau</text:p>
          </table:table-cell>
          <table:table-cell table:style-name="ce17" table:formula="of:=[.B108]*128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rCl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The Dwight Stripes</text:p>
          </table:table-cell>
          <table:table-cell table:style-name="ce17" table:formula="of:=[.B109]*128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aWa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Battle creatures</text:p>
          </table:table-cell>
          <table:table-cell table:style-name="ce17" table:formula="of:=[.B110]*128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eAr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Fapple Arms</text:p>
          </table:table-cell>
          <table:table-cell table:style-name="ce17" table:formula="of:=[.B111]*128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tCs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amp sapnu puas</text:p>
          </table:table-cell>
          <table:table-cell table:style-name="ce17" table:formula="of:=[.B112]*128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Ka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amp Canabliss</text:p>
          </table:table-cell>
          <table:table-cell table:style-name="ce17" table:formula="of:=[.B113]*128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oTa</text:p>
          </table:table-cell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Cheaboigan Vibes 650</text:p>
          </table:table-cell>
          <table:table-cell table:style-name="ce17" table:formula="of:=[.B114]*128" office:value-type="float" office:value="2944" calcext:value-type="float">
            <text:p>294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hRo</text:p>
          </table:table-cell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Cabbage Corp</text:p>
          </table:table-cell>
          <table:table-cell table:style-name="ce17" table:formula="of:=[.B115]*128" office:value-type="float" office:value="2944" calcext:value-type="float">
            <text:p>294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eRe</text:p>
          </table:table-cell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E forest f*** yeah</text:p>
          </table:table-cell>
          <table:table-cell table:style-name="ce17" table:formula="of:=[.B116]*128" office:value-type="float" office:value="2944" calcext:value-type="float">
            <text:p>294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oLy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Waylons World</text:p>
          </table:table-cell>
          <table:table-cell table:style-name="ce17" table:formula="of:=[.B117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aEd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amp DingusButt</text:p>
          </table:table-cell>
          <table:table-cell table:style-name="ce17" table:formula="of:=[.B118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oBe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Team Crew goes to Forest Part V</text:p>
          </table:table-cell>
          <table:table-cell table:style-name="ce17" table:formula="of:=[.B119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aRi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MN'S FINEST (✿◠‿◠)</text:p>
          </table:table-cell>
          <table:table-cell table:style-name="ce17" table:formula="of:=[.B120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mVe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Forces 2.0</text:p>
          </table:table-cell>
          <table:table-cell table:style-name="ce17" table:formula="of:=[.B121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Me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Onig’s Bricksquad</text:p>
          </table:table-cell>
          <table:table-cell table:style-name="ce17" table:formula="of:=[.B122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tWe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Heck Yes!</text:p>
          </table:table-cell>
          <table:table-cell table:style-name="ce17" table:formula="of:=[.B123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tSp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amp Steve</text:p>
          </table:table-cell>
          <table:table-cell table:style-name="ce17" table:formula="of:=[.B124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St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YAS QUEEN</text:p>
          </table:table-cell>
          <table:table-cell table:style-name="ce17" table:formula="of:=[.B125]*128" office:value-type="float" office:value="2688" calcext:value-type="float">
            <text:p>268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aKo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Get Woke</text:p>
          </table:table-cell>
          <table:table-cell table:style-name="ce17" table:formula="of:=[.B126]*128" office:value-type="float" office:value="2688" calcext:value-type="float">
            <text:p>268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ali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AMP KARRRL</text:p>
          </table:table-cell>
          <table:table-cell table:style-name="ce17" table:formula="of:=[.B127]*128" office:value-type="float" office:value="2688" calcext:value-type="float">
            <text:p>268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Mi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Liz Mitchell</text:p>
          </table:table-cell>
          <table:table-cell table:style-name="ce17" table:formula="of:=[.B128]*128" office:value-type="float" office:value="2688" calcext:value-type="float">
            <text:p>268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Mi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Patrick Michael</text:p>
          </table:table-cell>
          <table:table-cell table:style-name="ce17" table:formula="of:=[.B129]*128" office:value-type="float" office:value="2688" calcext:value-type="float">
            <text:p>268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ZaCr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Laser Dreams</text:p>
          </table:table-cell>
          <table:table-cell table:style-name="ce17" table:formula="of:=[.B130]*128" office:value-type="float" office:value="2688" calcext:value-type="float">
            <text:p>268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nWe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The Bass Bandits</text:p>
          </table:table-cell>
          <table:table-cell table:style-name="ce17" table:formula="of:=[.B131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uRe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amp cwumble</text:p>
          </table:table-cell>
          <table:table-cell table:style-name="ce17" table:formula="of:=[.B132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Ro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FrumpledMooseKnuckles</text:p>
          </table:table-cell>
          <table:table-cell table:style-name="ce17" table:formula="of:=[.B133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La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Wubba Lubba Dub Dub Squad</text:p>
          </table:table-cell>
          <table:table-cell table:style-name="ce17" table:formula="of:=[.B134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oCh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amp Capppy</text:p>
          </table:table-cell>
          <table:table-cell table:style-name="ce17" table:formula="of:=[.B135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uCr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Power up 3.0</text:p>
          </table:table-cell>
          <table:table-cell table:style-name="ce17" table:formula="of:=[.B136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eSm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SquidzSquad</text:p>
          </table:table-cell>
          <table:table-cell table:style-name="ce17" table:formula="of:=[.B137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yBl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Todd's Marbles</text:p>
          </table:table-cell>
          <table:table-cell table:style-name="ce17" table:formula="of:=[.B138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hle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Dude, Where’s My Cody?</text:p>
          </table:table-cell>
          <table:table-cell table:style-name="ce17" table:formula="of:=[.B139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Be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Gold Team</text:p>
          </table:table-cell>
          <table:table-cell table:style-name="ce17" table:formula="of:=[.B140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eWa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Wubba lubba dub dub</text:p>
          </table:table-cell>
          <table:table-cell table:style-name="ce17" table:formula="of:=[.B141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iMa</text:p>
          </table:table-cell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Derps</text:p>
          </table:table-cell>
          <table:table-cell table:style-name="ce17" table:formula="of:=[.B142]*128" office:value-type="float" office:value="2432" calcext:value-type="float">
            <text:p>243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Ng</text:p>
          </table:table-cell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Field of Litcorns</text:p>
          </table:table-cell>
          <table:table-cell table:style-name="ce17" table:formula="of:=[.B143]*128" office:value-type="float" office:value="2304" calcext:value-type="float">
            <text:p>230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rTh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Ivy League</text:p>
          </table:table-cell>
          <table:table-cell table:style-name="ce17" table:formula="of:=[.B144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/>
          <table:table-cell table:style-name="ce11" table:formula="of:=SUM([.B2:.B144])" office:value-type="float" office:value="5021" calcext:value-type="float">
            <text:p>5021</text:p>
          </table:table-cell>
          <table:table-cell table:style-name="ce13"/>
          <table:table-cell table:style-name="ce11" table:formula="of:=SUM([.D2:.D144])" office:value-type="float" office:value="642688" calcext:value-type="float">
            <text:p>64268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3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6:24:32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9:10:08.183000000</meta:creation-date>
    <dc:date>2018-11-07T17:00:50.587000000</dc:date>
    <meta:editing-duration>PT21M6S</meta:editing-duration>
    <meta:editing-cycles>3</meta:editing-cycles>
    <meta:generator>LibreOffice/6.1.2.1$Windows_X86_64 LibreOffice_project/65905a128db06ba48db947242809d14d3f9a93fe</meta:generator>
    <meta:document-statistic meta:table-count="1" meta:cell-count="578" meta:object-count="0"/>
  </office:meta>
</office:document-meta>
</file>